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subtitle">
      <style:graphic-properties draw:fill-color="#ffffff" draw:auto-grow-height="true" fo:min-height="11.5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1-title">
      <style:graphic-properties fo:min-height="3.506cm"/>
    </style:style>
    <style:style style:name="pr4" style:family="presentation" style:parent-style-name="Default1-subtitle">
      <style:graphic-properties draw:fill-color="#ffffff" fo:min-height="11.5cm"/>
    </style:style>
    <style:style style:name="pr5" style:family="presentation" style:parent-style-name="Default1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>
        <draw:frame presentation:style-name="pr1" draw:text-style-name="P1" draw:layer="layout" svg:width="24.599cm" svg:height="11.5cm" svg:x="2cm" svg:y="5.5cm" presentation:class="subtitle">
          <draw:text-box>
            <text:p text:style-name="P1">JIGSAW CAPSTONE PROJECT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UBMITTED BY</text:span></text:p>
            <text:p text:style-name="P2"><text:span text:style-name="T1">ANKUR CHAUDHAR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presentation:style-name="pr3" draw:layer="layout" svg:width="25.199cm" svg:height="3.506cm" svg:x="1.4cm" svg:y="0.837cm" presentation:class="title">
          <draw:text-box>
            <text:p>PROJECT DETAILS</text:p>
          </draw:text-box>
        </draw:frame>
        <draw:frame presentation:style-name="pr4" draw:text-style-name="P3" draw:layer="layout" svg:width="24.599cm" svg:height="11.5cm" svg:x="2cm" svg:y="5.5cm" presentation:class="subtitle" presentation:user-transformed="true">
          <draw:text-box>
            <text:p text:style-name="P3"><text:span text:style-name="T2">CLIENT</text:span>- <text:span text:style-name="T1">MOBICOM</text:span></text:p>
            <text:p text:style-name="P3"><text:span text:style-name="T2">WORKING DOMAIN</text:span>- <text:span text:style-name="T1">TELECOM</text:span></text:p>
            <text:p text:style-name="P3"><text:span text:style-name="T2">DETAILS</text:span></text:p>
            <text:p text:style-name="P3"><text:span text:style-name="T3">MOBICOM IS CONCERNED THAT THE MARKET ENVIRNOMENT RISING RATE OF CUSTOMER CHURN AND DECLINING ARPU WILL HIT THEM EVEN HARDER AS THE CHURN RATE AT MOBICOM IS RELATIVELY HIGH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aqua1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14T08:42:01.02</meta:creation-date>
    <meta:editing-duration>PT9M33S</meta:editing-duration>
    <meta:editing-cycles>2</meta:editing-cycles>
    <dc:date>2019-02-14T08:51:04.11</dc:date>
    <meta:document-statistic meta:object-count="50"/>
    <meta:generator>OpenOffice/4.1.1$Win32 OpenOffice.org_project/411m6$Build-9775</meta:generator>
  </office:meta>
</office:document-meta>
</file>